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af79" officeooo:paragraph-rsid="000daf79"/>
    </style:style>
    <style:style style:name="P2" style:family="paragraph" style:parent-style-name="Standard">
      <style:text-properties officeooo:rsid="000fa2da" officeooo:paragraph-rsid="000fa2da"/>
    </style:style>
    <style:style style:name="P3" style:family="paragraph" style:parent-style-name="Standard">
      <style:text-properties officeooo:rsid="00113e10" officeooo:paragraph-rsid="00113e10"/>
    </style:style>
    <style:style style:name="P4" style:family="paragraph" style:parent-style-name="Standard">
      <style:text-properties officeooo:rsid="001302ec" officeooo:paragraph-rsid="001302ec"/>
    </style:style>
    <style:style style:name="P5" style:family="paragraph" style:parent-style-name="Standard">
      <style:text-properties officeooo:rsid="001452e9" officeooo:paragraph-rsid="001452e9"/>
    </style:style>
    <style:style style:name="P6" style:family="paragraph" style:parent-style-name="Standard">
      <style:text-properties officeooo:rsid="00169bb0" officeooo:paragraph-rsid="00169bb0"/>
    </style:style>
    <style:style style:name="P7" style:family="paragraph" style:parent-style-name="Standard">
      <style:text-properties officeooo:rsid="0016b987" officeooo:paragraph-rsid="0016b987"/>
    </style:style>
    <style:style style:name="P8" style:family="paragraph" style:parent-style-name="Standard">
      <style:text-properties officeooo:rsid="0017d0d1" officeooo:paragraph-rsid="0017d0d1"/>
    </style:style>
    <style:style style:name="P9" style:family="paragraph" style:parent-style-name="Standard">
      <style:text-properties officeooo:rsid="001b2330" officeooo:paragraph-rsid="001b2330"/>
    </style:style>
    <style:style style:name="P10" style:family="paragraph" style:parent-style-name="Standard">
      <style:text-properties officeooo:rsid="001bcf77" officeooo:paragraph-rsid="001bcf77"/>
    </style:style>
    <style:style style:name="P11" style:family="paragraph" style:parent-style-name="Standard">
      <style:text-properties officeooo:rsid="001ddfa0" officeooo:paragraph-rsid="001ddfa0"/>
    </style:style>
    <style:style style:name="P12" style:family="paragraph" style:parent-style-name="Standard">
      <style:text-properties officeooo:rsid="001fc41f" officeooo:paragraph-rsid="001fc41f"/>
    </style:style>
    <style:style style:name="P13" style:family="paragraph" style:parent-style-name="Standard">
      <style:text-properties officeooo:rsid="002252f5" officeooo:paragraph-rsid="002252f5"/>
    </style:style>
    <style:style style:name="P14" style:family="paragraph" style:parent-style-name="Standard">
      <style:text-properties officeooo:rsid="0023de17" officeooo:paragraph-rsid="0023de17"/>
    </style:style>
    <style:style style:name="T1" style:family="text">
      <style:text-properties officeooo:rsid="00113e10"/>
    </style:style>
    <style:style style:name="T2" style:family="text">
      <style:text-properties officeooo:rsid="001452e9"/>
    </style:style>
    <style:style style:name="T3" style:family="text">
      <style:text-properties officeooo:rsid="00157da3"/>
    </style:style>
    <style:style style:name="T4" style:family="text">
      <style:text-properties officeooo:rsid="0017d0d1"/>
    </style:style>
    <style:style style:name="T5" style:family="text">
      <style:text-properties officeooo:rsid="00182528"/>
    </style:style>
    <style:style style:name="T6" style:family="text">
      <style:text-properties officeooo:rsid="00193f08"/>
    </style:style>
    <style:style style:name="T7" style:family="text">
      <style:text-properties officeooo:rsid="0019798d"/>
    </style:style>
    <style:style style:name="T8" style:family="text">
      <style:text-properties officeooo:rsid="001e5c03"/>
    </style:style>
    <style:style style:name="T9" style:family="text">
      <style:text-properties officeooo:rsid="002564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DJ </text:p>
      <text:p text:style-name="P1">élections, tenue du bureau de vote 10’</text:p>
      <text:p text:style-name="P1">santé au travail (registre, médecine,…) <text:span text:style-name="T2">20</text:span>’</text:p>
      <text:p text:style-name="P1">conseil péda 10’</text:p>
      <text:p text:style-name="P1">luttes, retour sur la grève 10’</text:p>
      <text:p text:style-name="P1"/>
      <text:p text:style-name="P1">en présence de Villmonbe Collège, co-secrétaire départemental SNES FSU </text:p>
      <text:p text:style-name="P1"/>
      <text:p text:style-name="P1">--------------------------</text:p>
      <text:p text:style-name="P2">élections <text:span text:style-name="T1">répartition de la tenue du bureau de vote :</text:span></text:p>
      <text:p text:style-name="P3">une seule liste, mais ça donne une légitimité</text:p>
      <text:p text:style-name="P4">réunion jeudi : </text:p>
      <text:p text:style-name="P4"/>
      <text:p text:style-name="P5">santé au travail, registre, médecine :</text:p>
      <text:p text:style-name="P6">RSST <text:span text:style-name="T6">(Registre Santé Sécurité au Travail) </text:span>: pas seulement pour les urgences</text:p>
      <text:p text:style-name="P8">il existe un registre pour <text:span text:style-name="T5">des </text:span>urgence<text:span text:style-name="T5">s</text:span></text:p>
      <text:p text:style-name="P5">R<text:span text:style-name="T3">SST doit être rempli au secrétariat selon cheffe / </text:span><text:span text:style-name="T4">à voir pour le mettre à l’accueil sous couvert qu’il peut être rempli par tous </text:span></text:p>
      <text:p text:style-name="P7">bcp d’appels à la médecine du travail <text:span text:style-name="T7">pour souffrance au travail </text:span>→ laisse des traces, <text:span text:style-name="T7">interroge le rectorat</text:span></text:p>
      <text:p text:style-name="P9">si état de santé se dégrade à cause des conditions de travail : faire les démarches CITIS sur colibris + démarche CERFA au médecin généraliste</text:p>
      <text:p text:style-name="P10">contact de la médecine du travail : <text:a xlink:type="simple" xlink:href="mailto:ce.93medprev@ac-creteil.fr" text:style-name="Internet_20_link" text:visited-style-name="Visited_20_Internet_20_Link">ce.93medprev@ac-creteil.fr</text:a></text:p>
      <text:p text:style-name="P10"/>
      <text:p text:style-name="P11">courier après les vacances, <text:span text:style-name="T8">présentation du courier le mardi de la rentrée</text:span></text:p>
      <text:p text:style-name="P12">RSST déplacement avant les vacances</text:p>
      <text:p text:style-name="P12"/>
      <text:p text:style-name="P13">conseil péda : bien, amélioration, y aller</text:p>
      <text:p text:style-name="P13"/>
      <text:p text:style-name="P13">luttes, retour sur la grève :</text:p>
      <text:p text:style-name="P14">existence d’une pétition pour un plan d’urgence <text:span text:style-name="T9">qui est sur Whatsapp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08T12:34:19.481000000</dc:date>
    <meta:editing-duration>PT51M54S</meta:editing-duration>
    <meta:editing-cycles>22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22" meta:word-count="195" meta:character-count="1185" meta:non-whitespace-character-count="1008"/>
  </office:meta>
</office:document-meta>
</file>